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fo:wrap-option="no-wrap"/>
    </style:style>
    <style:style style:name="gr2" style:family="graphic" style:parent-style-name="standard">
      <style:graphic-properties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fo:min-height="0.254cm"/>
    </style:style>
    <style:style style:name="gr6" style:family="graphic" style:parent-style-name="standard">
      <style:graphic-properties draw:stroke="none" svg:stroke-color="#000000" draw:fill="none" draw:fill-color="#ffffff" fo:min-height="0.381cm"/>
    </style:style>
    <style:style style:name="gr7" style:family="graphic" style:parent-style-name="standard">
      <style:graphic-properties draw:stroke="none" svg:stroke-color="#000000" draw:fill="none" draw:fill-color="#ffffff" fo:min-height="0.635cm"/>
    </style:style>
    <style:style style:name="gr8" style:family="graphic" style:parent-style-name="standard">
      <style:graphic-properties draw:textarea-horizontal-align="justify" draw:textarea-vertical-align="middle" draw:auto-grow-height="false" fo:min-height="0cm" fo:min-width="0cm" fo:wrap-option="no-wrap"/>
    </style:style>
    <style:style style:name="gr9" style:family="graphic" style:parent-style-name="standard">
      <style:graphic-properties draw:stroke="none" svg:stroke-color="#000000" draw:fill="none" draw:fill-color="#ffffff" fo:min-height="0.316cm"/>
    </style:style>
    <style:style style:name="gr10" style:family="graphic" style:parent-style-name="standard">
      <style:graphic-properties draw:stroke="none" svg:stroke-color="#000000" draw:fill="none" draw:fill-color="#ffffff" fo:min-height="0.719cm"/>
    </style:style>
    <style:style style:name="P1" style:family="paragraph">
      <style:paragraph-properties fo:text-align="center"/>
    </style:style>
    <style:style style:name="P2" style:family="paragraph">
      <style:paragraph-properties fo:text-align="center"/>
      <style:text-properties fo:font-size="10pt" fo:font-weight="bold" style:font-size-asian="10pt" style:font-weight-asian="bold" style:font-size-complex="10pt" style:font-weight-complex="bold"/>
    </style:style>
    <style:style style:name="P3" style:family="paragraph">
      <style:text-properties fo:font-size="11pt" style:font-size-asian="11pt" style:font-size-complex="11pt"/>
    </style:style>
    <style:style style:name="P4" style:family="paragraph">
      <style:text-properties fo:font-size="10pt" style:font-size-asian="10pt" style:font-size-complex="10pt"/>
    </style:style>
    <style:style style:name="P5" style:family="paragraph">
      <style:paragraph-properties fo:text-align="center"/>
      <style:text-properties fo:font-size="12pt" style:font-size-asian="12pt" style:font-size-complex="12pt"/>
    </style:style>
    <style:style style:name="P6" style:family="paragraph">
      <style:paragraph-properties fo:text-align="center"/>
      <style:text-properties fo:font-size="10pt" style:font-size-asian="10pt" style:font-size-complex="10pt"/>
    </style:style>
    <style:style style:name="P7" style:family="paragraph">
      <style:paragraph-properties fo:text-align="center"/>
      <style:text-properties fo:font-size="13pt" style:font-size-asian="13pt" style:font-size-complex="13pt"/>
    </style:style>
    <style:style style:name="P8" style:family="paragraph">
      <style:text-properties fo:font-size="12pt" style:font-size-asian="12pt" style:font-size-complex="12pt"/>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1pt" style:font-size-asian="11pt" style:font-size-complex="11pt"/>
    </style:style>
    <style:style style:name="T3" style:family="text">
      <style:text-properties fo:font-size="10pt" style:font-size-asian="10pt" style:font-size-complex="10pt"/>
    </style:style>
    <style:style style:name="T4" style:family="text">
      <style:text-properties fo:font-size="12pt" style:font-size-asian="12pt" style:font-size-complex="12pt"/>
    </style:style>
    <style:style style:name="T5"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9.271cm" svg:height="4.445cm" svg:x="2.603cm" svg:y="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2" draw:text-style-name="P2" draw:layer="layout" svg:width="5.334cm" svg:height="0.889cm" svg:x="4.508cm" svg:y="3.413cm">
          <text:p text:style-name="P1"><text:span text:style-name="T1">Customer data in plain Text</text:span></text:p>
        </draw:rect>
        <draw:custom-shape draw:style-name="gr3" draw:text-style-name="P1" draw:layer="layout" svg:width="3.937cm" svg:height="2.54cm" svg:x="4.81cm" svg:y="9.509cm">
          <text:p/>
          <draw:enhanced-geometry svg:viewBox="0 0 21600 21600" draw:glue-points="10800 0 3163 3163 0 10800 3163 18437 10800 21600 18437 18437 21600 10800 18437 3163" draw:text-areas="3163 3163 18437 18437" draw:type="smiley" draw:modifiers="16635.6552538371"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2" draw:text-style-name="P2" draw:layer="layout" svg:width="9.137cm" svg:height="4.581cm" svg:x="9.842cm" svg:y="6.461cm">
          <text:p text:style-name="P1"><text:span text:style-name="T1">1. <text:s/>Data Exposure <text:s/>to <text:s/>cloud provider (insider threat) </text:span></text:p>
          <text:p text:style-name="P1"><text:span text:style-name="T1"/></text:p>
          <text:p text:style-name="P1"><text:span text:style-name="T1">2. <text:s/>data exposure to outsider</text:span></text:p>
          <text:p text:style-name="P1"><text:span text:style-name="T1"/></text:p>
          <text:p text:style-name="P1"><text:span text:style-name="T1">3. Too much trust on the provider</text:span></text:p>
        </draw:rect>
        <draw:line draw:style-name="gr4" draw:text-style-name="P1" draw:layer="layout" svg:x1="8.445cm" svg:y1="5.191cm" svg:x2="12.128cm" svg:y2="6.461cm">
          <text:p/>
        </draw:line>
        <draw:frame draw:style-name="gr5" draw:text-style-name="P3" draw:layer="layout" svg:width="3.81cm" svg:height="0.687cm" svg:x="11.366cm" svg:y="5.318cm">
          <draw:text-box>
            <text:p><text:span text:style-name="T2">Risks</text:span></text:p>
          </draw:text-box>
        </draw:frame>
        <draw:line draw:style-name="gr4" draw:text-style-name="P1" draw:layer="layout" svg:x1="6.794cm" svg:y1="9.636cm" svg:x2="6.794cm" svg:y2="4.175cm">
          <text:p/>
        </draw:line>
        <draw:custom-shape draw:style-name="gr1" draw:text-style-name="P1" draw:layer="layout" svg:width="9.271cm" svg:height="4.445cm" svg:x="2.397cm" svg:y="14.20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2" draw:text-style-name="P2" draw:layer="layout" svg:width="5.334cm" svg:height="0.889cm" svg:x="3.921cm" svg:y="16.621cm">
          <text:p text:style-name="P1"><text:span text:style-name="T1">Customers encrypted data</text:span></text:p>
        </draw:rect>
        <draw:custom-shape draw:style-name="gr3" draw:text-style-name="P1" draw:layer="layout" svg:width="3.937cm" svg:height="2.54cm" svg:x="4.556cm" svg:y="22.97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rect draw:style-name="gr2" draw:text-style-name="P1" draw:layer="layout" svg:width="8.382cm" svg:height="1.397cm" svg:x="3.032cm" svg:y="20.685cm">
          <text:p text:style-name="P1">Middleware</text:p>
          <text:p text:style-name="P1"><text:span text:style-name="T3">(manages</text:span></text:p>
          <text:p text:style-name="P1"><text:span text:style-name="T3">policies, techniques associated data confidentiality)</text:span></text:p>
        </draw:rect>
        <draw:line draw:style-name="gr4" draw:text-style-name="P1" draw:layer="layout" svg:x1="6.588cm" svg:y1="23.098cm" svg:x2="6.588cm" svg:y2="21.955cm">
          <text:p/>
        </draw:line>
        <draw:line draw:style-name="gr4" draw:text-style-name="P1" draw:layer="layout" svg:x1="6.715cm" svg:y1="20.685cm" svg:x2="6.715cm" svg:y2="17.51cm">
          <text:p/>
        </draw:line>
        <draw:frame draw:style-name="gr6" draw:text-style-name="P4" draw:layer="layout" svg:width="2.921cm" svg:height="0.64cm" svg:x="5.445cm" svg:y="11.795cm">
          <draw:text-box>
            <text:p><text:span text:style-name="T3">Alice</text:span></text:p>
          </draw:text-box>
        </draw:frame>
      </draw:page>
      <draw:page draw:name="page2" draw:style-name="dp1" draw:master-page-name="Default">
        <draw:custom-shape draw:style-name="gr1" draw:text-style-name="P1" draw:layer="layout" svg:width="9.271cm" svg:height="4.445cm" svg:x="2.27cm" svg:y="1.6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2" draw:text-style-name="P2" draw:layer="layout" svg:width="5.334cm" svg:height="0.889cm" svg:x="3.794cm" svg:y="4.048cm">
          <text:p text:style-name="P1"><text:span text:style-name="T1">Customers encrypted data</text:span></text:p>
        </draw:rect>
        <draw:rect draw:style-name="gr2" draw:text-style-name="P1" draw:layer="layout" svg:width="8.382cm" svg:height="1.397cm" svg:x="2.905cm" svg:y="8.112cm">
          <text:p text:style-name="P1">Middleware</text:p>
          <text:p text:style-name="P1"><text:span text:style-name="T3">(manages</text:span></text:p>
          <text:p text:style-name="P1"><text:span text:style-name="T3">policies, techniques associated data confidentiality)</text:span></text:p>
        </draw:rect>
        <draw:line draw:style-name="gr4" draw:text-style-name="P1" draw:layer="layout" svg:x1="6.461cm" svg:y1="10.525cm" svg:x2="6.461cm" svg:y2="9.382cm">
          <text:p/>
        </draw:line>
        <draw:line draw:style-name="gr4" draw:text-style-name="P1" draw:layer="layout" svg:x1="6.588cm" svg:y1="8.112cm" svg:x2="6.588cm" svg:y2="4.937cm">
          <text:p/>
        </draw:line>
        <draw:frame draw:style-name="gr5" draw:layer="layout" svg:width="1.524cm" svg:height="0.963cm" svg:x="5.445cm" svg:y="9.636cm">
          <draw:text-box>
            <text:p>1</text:p>
          </draw:text-box>
        </draw:frame>
        <draw:frame draw:style-name="gr5" draw:layer="layout" svg:width="1.524cm" svg:height="0.963cm" svg:x="5.699cm" svg:y="5.953cm">
          <draw:text-box>
            <text:p>1</text:p>
          </draw:text-box>
        </draw:frame>
        <draw:frame draw:style-name="gr7" draw:text-style-name="P5" draw:layer="layout" svg:width="4.318cm" svg:height="1.199cm" svg:x="13.192cm" svg:y="6.842cm">
          <draw:text-box>
            <text:p text:style-name="P1"><text:span text:style-name="T4">David </text:span></text:p>
            <text:p text:style-name="P1"><text:span text:style-name="T4">( illegitimate user )</text:span></text:p>
          </draw:text-box>
        </draw:frame>
        <draw:frame draw:style-name="gr7" draw:text-style-name="P5" draw:layer="layout" svg:width="3.048cm" svg:height="1.199cm" svg:x="4.937cm" svg:y="10.977cm">
          <draw:text-box>
            <text:p text:style-name="P1"><text:span text:style-name="T4">Alice </text:span></text:p>
            <text:p text:style-name="P1"><text:span text:style-name="T4">( Valid user )</text:span></text:p>
          </draw:text-box>
        </draw:frame>
        <draw:line draw:style-name="gr4" draw:text-style-name="P1" draw:layer="layout" svg:x1="9.128cm" svg:y1="4.683cm" svg:x2="14.462cm" svg:y2="7.223cm">
          <text:p/>
        </draw:line>
        <draw:frame draw:style-name="gr7" draw:text-style-name="P5" draw:layer="layout" svg:width="7.239cm" svg:height="0.885cm" svg:x="1.381cm" svg:y="6.973cm">
          <draw:text-box>
            <text:p text:style-name="P1"><text:span text:style-name="T4">Gets valid data</text:span></text:p>
          </draw:text-box>
        </draw:frame>
        <draw:frame draw:style-name="gr5" draw:layer="layout" svg:width="1.524cm" svg:height="0.963cm" svg:x="11.414cm" svg:y="6.387cm">
          <draw:text-box>
            <text:p>2</text:p>
          </draw:text-box>
        </draw:frame>
        <draw:custom-shape draw:style-name="gr8" draw:text-style-name="P6" draw:layer="layout" svg:width="8.287cm" svg:height="1.27cm" svg:x="12.303cm" svg:y="1.381cm">
          <text:p text:style-name="P1"><text:span text:style-name="T3">Cloud provider or tenants can only access encrypted data</text:span></text:p>
          <draw:enhanced-geometry svg:viewBox="0 0 21600 21600" draw:glue-points="10800 0 3160 3160 0 10800 3160 18440 10800 21600 18440 18440 21600 10800 18440 3160 ?f14 ?f15" draw:text-areas="3200 3200 18400 18400" draw:type="round-callout" draw:modifiers="-3335.90733590734 25882.612116443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 draw:text-style-name="P5" draw:layer="layout" svg:width="7.239cm" svg:height="1.143cm" svg:x="8.62cm" svg:y="10.906cm">
          <text:p text:style-name="P1"><text:span text:style-name="T4">Gets valid data</text:span></text:p>
          <draw:enhanced-geometry svg:viewBox="0 0 21600 21600" draw:glue-points="10800 0 3160 3160 0 10800 3160 18440 10800 21600 18440 18440 21600 10800 18440 3160 ?f14 ?f15" draw:text-areas="3200 3200 18400 18400" draw:type="round-callout" draw:modifiers="-6706.74033149171 -15765.734265734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 draw:text-style-name="P5" draw:layer="layout" svg:width="7.239cm" svg:height="1.143cm" svg:x="13.573cm" svg:y="5.699cm">
          <text:p text:style-name="P1"><text:span text:style-name="T4">Gets encrypted <text:s/>data</text:span></text:p>
          <draw:enhanced-geometry svg:viewBox="0 0 21600 21600" draw:glue-points="10800 0 3160 3160 0 10800 3160 18440 10800 21600 18440 18440 21600 10800 18440 3160 ?f14 ?f15" draw:text-areas="3200 3200 18400 18400" draw:type="round-callout" draw:modifiers="-5235.91160220994 5909.7902097902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5" draw:layer="layout" svg:width="1.524cm" svg:height="0.963cm" svg:x="11.922cm" svg:y="2.958cm">
          <draw:text-box>
            <text:p>3</text:p>
          </draw:text-box>
        </draw:frame>
        <draw:custom-shape draw:style-name="gr1" draw:text-style-name="P1" draw:layer="layout" svg:width="9.271cm" svg:height="4.445cm" svg:x="2.048cm" svg:y="15.09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2" draw:text-style-name="P2" draw:layer="layout" svg:width="5.334cm" svg:height="0.889cm" svg:x="3.572cm" svg:y="17.51cm">
          <text:p text:style-name="P1"><text:span text:style-name="T1">Customers encrypted data</text:span></text:p>
        </draw:rect>
        <draw:rect draw:style-name="gr2" draw:text-style-name="P1" draw:layer="layout" svg:width="8.382cm" svg:height="1.397cm" svg:x="2.683cm" svg:y="21.574cm">
          <text:p text:style-name="P1">Middleware</text:p>
          <text:p text:style-name="P1"><text:span text:style-name="T3">(manages</text:span></text:p>
          <text:p text:style-name="P1"><text:span text:style-name="T3">policies, techniques associated data confidentiality)</text:span></text:p>
        </draw:rect>
        <draw:line draw:style-name="gr4" draw:text-style-name="P1" draw:layer="layout" svg:x1="6.239cm" svg:y1="23.987cm" svg:x2="6.239cm" svg:y2="22.844cm">
          <text:p/>
        </draw:line>
        <draw:line draw:style-name="gr4" draw:text-style-name="P1" draw:layer="layout" svg:x1="6.366cm" svg:y1="21.574cm" svg:x2="6.366cm" svg:y2="18.399cm">
          <text:p/>
        </draw:line>
        <draw:frame draw:style-name="gr7" draw:text-style-name="P5" draw:layer="layout" svg:width="3.048cm" svg:height="1.199cm" svg:x="4.715cm" svg:y="24.439cm">
          <draw:text-box>
            <text:p text:style-name="P1"><text:span text:style-name="T4">Alice </text:span></text:p>
            <text:p text:style-name="P1"><text:span text:style-name="T4">( Valid user )</text:span></text:p>
          </draw:text-box>
        </draw:frame>
        <draw:custom-shape draw:style-name="gr8" draw:text-style-name="P6" draw:layer="layout" svg:width="6.858cm" svg:height="3.175cm" svg:x="13.446cm" svg:y="12.303cm">
          <text:p text:style-name="P1"><text:span text:style-name="T3">1. How is it possible to do <text:s/>computation </text:span></text:p>
          <text:p text:style-name="P1"><text:span text:style-name="T3">on the encrypted data</text:span></text:p>
          <text:p text:style-name="P1"><text:span text:style-name="T3"/></text:p>
          <text:p text:style-name="P1"><text:span text:style-name="T3"/></text:p>
          <draw:enhanced-geometry svg:viewBox="0 0 21600 21600" draw:glue-points="10800 0 3160 3160 0 10800 3160 18440 10800 21600 18440 18440 21600 10800 18440 3160 ?f14 ?f15" draw:text-areas="3200 3200 18400 18400" draw:type="round-callout" draw:modifiers="-9337.22116926666 28489.42065491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 draw:text-style-name="P6" draw:layer="layout" svg:width="8.763cm" svg:height="3.175cm" svg:x="12.176cm" svg:y="21.574cm">
          <text:p text:style-name="P1"><text:span text:style-name="T3">1. How Alice can manipulate encrypted data</text:span></text:p>
          <text:p text:style-name="P1"><text:span text:style-name="T3">(storing, searching etc)</text:span></text:p>
          <text:p text:style-name="P1"><text:span text:style-name="T3"/></text:p>
          <text:p text:style-name="P1"><text:span text:style-name="T3">2. How sharing &amp; collaboration can be done on <text:s/></text:span></text:p>
          <text:p text:style-name="P1"><text:span text:style-name="T3">encrypted data</text:span></text:p>
          <text:p text:style-name="P1"><text:span text:style-name="T3"/></text:p>
          <draw:enhanced-geometry svg:viewBox="0 0 21600 21600" draw:glue-points="10800 0 3160 3160 0 10800 3160 18440 10800 21600 18440 18440 21600 10800 18440 3160 ?f14 ?f15" draw:text-areas="3200 3200 18400 18400" draw:type="round-callout" draw:modifiers="-13925.148334094 24837.279596977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 draw:text-style-name="P6" draw:layer="layout" svg:width="8.763cm" svg:height="2.54cm" svg:x="12.049cm" svg:y="17.002cm">
          <text:p text:style-name="P1"><text:span text:style-name="T3">1. How to model data to support secure operations .</text:span></text:p>
          <draw:enhanced-geometry svg:viewBox="0 0 21600 21600" draw:glue-points="10800 0 3160 3160 0 10800 3160 18440 10800 21600 18440 18440 21600 10800 18440 3160 ?f14 ?f15" draw:text-areas="3200 3200 18400 18400" draw:type="round-callout" draw:modifiers="-13925.148334094 31035.655253837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3" draw:style-name="dp1" draw:master-page-name="Default">
        <draw:custom-shape draw:style-name="gr1" draw:text-style-name="P1" draw:layer="layout" svg:width="3.512cm" svg:height="2.401cm" svg:x="1.625cm" svg:y="6.963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2" draw:text-style-name="P2" draw:layer="layout" svg:width="2.652cm" svg:height="0.481cm" svg:x="1.842cm" svg:y="8.266cm">
          <text:p text:style-name="P1"><text:span text:style-name="T1"><text:s/></text:span><text:span text:style-name="T1">encrypted data</text:span></text:p>
        </draw:rect>
        <draw:rect draw:style-name="gr2" draw:text-style-name="P7" draw:layer="layout" svg:width="3.175cm" svg:height="0.754cm" svg:x="1.866cm" svg:y="10.462cm">
          <text:p text:style-name="P1"><text:span text:style-name="T5"/></text:p>
          <text:p text:style-name="P1"><text:span text:style-name="T5">Middleware</text:span></text:p>
          <text:p text:style-name="P1"><text:span text:style-name="T5"/></text:p>
        </draw:rect>
        <draw:line draw:style-name="gr4" draw:text-style-name="P1" draw:layer="layout" svg:x1="3.213cm" svg:y1="11.765cm" svg:x2="3.213cm" svg:y2="11.148cm">
          <text:p/>
        </draw:line>
        <draw:line draw:style-name="gr4" draw:text-style-name="P1" draw:layer="layout" svg:x1="3.261cm" svg:y1="10.462cm" svg:x2="3.261cm" svg:y2="8.747cm">
          <text:p/>
        </draw:line>
        <draw:frame draw:style-name="gr9" draw:text-style-name="P1" draw:layer="layout" svg:width="1.979cm" svg:height="0.963cm" svg:x="2.439cm" svg:y="11.79cm">
          <draw:text-box>
            <text:p text:style-name="P1">Alice</text:p>
          </draw:text-box>
        </draw:frame>
        <draw:custom-shape draw:style-name="gr1" draw:text-style-name="P1" draw:layer="layout" svg:width="3.512cm" svg:height="2.401cm" svg:x="16.6cm" svg:y="6.98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2" draw:text-style-name="P2" draw:layer="layout" svg:width="2.652cm" svg:height="0.481cm" svg:x="16.817cm" svg:y="8.289cm">
          <text:p text:style-name="P1"><text:span text:style-name="T1"><text:s/></text:span><text:span text:style-name="T1">encrypted data</text:span></text:p>
        </draw:rect>
        <draw:rect draw:style-name="gr2" draw:text-style-name="P7" draw:layer="layout" svg:width="3.175cm" svg:height="0.754cm" svg:x="16.841cm" svg:y="10.485cm">
          <text:p text:style-name="P1"><text:span text:style-name="T5"/></text:p>
          <text:p text:style-name="P1"><text:span text:style-name="T5">Middleware</text:span></text:p>
          <text:p text:style-name="P1"><text:span text:style-name="T5"/></text:p>
        </draw:rect>
        <draw:line draw:style-name="gr4" draw:text-style-name="P1" draw:layer="layout" svg:x1="18.188cm" svg:y1="11.788cm" svg:x2="18.188cm" svg:y2="11.171cm">
          <text:p/>
        </draw:line>
        <draw:line draw:style-name="gr4" draw:text-style-name="P1" draw:layer="layout" svg:x1="18.236cm" svg:y1="10.485cm" svg:x2="18.236cm" svg:y2="8.77cm">
          <text:p/>
        </draw:line>
        <draw:frame draw:style-name="gr9" draw:text-style-name="P1" draw:layer="layout" svg:width="1.979cm" svg:height="0.963cm" svg:x="17.414cm" svg:y="11.813cm">
          <draw:text-box>
            <text:p text:style-name="P1">Bob</text:p>
          </draw:text-box>
        </draw:frame>
        <draw:line draw:style-name="gr4" draw:text-style-name="P1" draw:layer="layout" svg:x1="5.137cm" svg:y1="8.203cm" svg:x2="16.817cm" svg:y2="8.246cm">
          <text:p/>
        </draw:line>
        <draw:line draw:style-name="gr4" draw:text-style-name="P1" draw:layer="layout" svg:x1="5.041cm" svg:y1="10.943cm" svg:x2="16.841cm" svg:y2="10.917cm">
          <text:p/>
        </draw:line>
        <draw:custom-shape draw:style-name="gr8" draw:text-style-name="P6" draw:layer="layout" svg:width="11.148cm" svg:height="1.387cm" svg:x="8.426cm" svg:y="5.446cm">
          <text:p text:style-name="P1"><text:span text:style-name="T3">Encrypted data can safely move from one cloud to another.</text:span></text:p>
          <text:p text:style-name="P1"><text:span text:style-name="T3">But how to share keys securely?</text:span></text:p>
          <draw:enhanced-geometry svg:viewBox="0 0 21600 21600" draw:glue-points="10800 0 3160 3160 0 10800 3160 18440 10800 21600 18440 18440 21600 10800 18440 3160 ?f14 ?f15" draw:text-areas="3200 3200 18400 18400" draw:type="round-callout" draw:modifiers="-647.089425060543 43589.048991354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 draw:text-style-name="P6" draw:layer="layout" svg:width="11.148cm" svg:height="1.387cm" svg:x="8.168cm" svg:y="13.203cm">
          <text:p text:style-name="P1"><text:span text:style-name="T3">Proposal of <text:s/>Secure Sharing Protocol</text:span></text:p>
          <draw:enhanced-geometry svg:viewBox="0 0 21600 21600" draw:glue-points="10800 0 3160 3160 0 10800 3160 18440 10800 21600 18440 18440 21600 10800 18440 3160 ?f14 ?f15" draw:text-areas="3200 3200 18400 18400" draw:type="round-callout" draw:modifiers="151.116692080007 -35154.466858789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0" draw:text-style-name="P8" draw:layer="layout" svg:width="4.007cm" svg:height="0.969cm" svg:x="8.349cm" svg:y="9.787cm">
          <draw:text-box>
            <text:p><text:span text:style-name="T4">Encryption key</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11-16T14:43:03.14</meta:creation-date>
    <dc:date>2013-11-20T14:21:17.31</dc:date>
    <meta:editing-duration>PT1H10M13S</meta:editing-duration>
    <meta:editing-cycles>3</meta:editing-cycles>
    <meta:generator>OpenOffice/4.0.0$Win32 OpenOffice.org_project/400m3$Build-9702</meta:generator>
    <meta:document-statistic meta:object-count="56"/>
  </office:meta>
</office:document-meta>
</file>